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82cm"/>
    </style:style>
    <style:style style:name="co2" style:family="table-column">
      <style:table-column-properties fo:break-before="auto" style:column-width="6.8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8cm"/>
    </style:style>
    <style:style style:name="co5" style:family="table-column">
      <style:table-column-properties fo:break-before="auto" style:column-width="3.46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t </text:p>
          </table:table-cell>
          <table:table-cell office:value-type="string" calcext:value-type="string">
            <text:p>Schlagloch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Straßenbeleuchtung</text:p>
          </table:table-cell>
          <table:table-cell office:value-type="string" calcext:value-type="string">
            <text:p>Andere Schä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hna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lendor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Arol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Ems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Hers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Karlshaf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Salzschlir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Sooden-Allendor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Wildun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Zwest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tt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na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b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ka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rk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itenbach am Herz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u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omskirch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rghau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rgwa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d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melse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mel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pper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ers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ermün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er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hr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ichenzel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iter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we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en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ls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ied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nken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nk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edewa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elendor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tzl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l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ldabrüc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lda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münd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s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lser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benste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ßalmero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ßenlüd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dens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sbezirk Kaufunger Wa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sbezirk Reinhardswa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xha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bichtswa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tz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nec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ne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ls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in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les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isch Lichten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lde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bieb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geism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henro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m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sen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ün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men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s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l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ufun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rch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nüllwa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r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ör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ünzel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chtenfe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eben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hfeld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dwigs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s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ß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lsun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sch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um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nters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u-Eich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uenste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uen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uho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ukirch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edenste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ederau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es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este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üst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erau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r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s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hilippsth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ppen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dor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nhardsha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gg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ns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senth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tenburg an der Ful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uen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nklengs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recks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lm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or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öhrewa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nt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ng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endel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wiste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llm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öh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kmar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ber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c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kapp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n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hre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ßenbor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er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dec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lingen (Upland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lings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tzen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ha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r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ssel</text:p>
          </table:table-cell>
          <table:table-cell table:number-columns-repeated="11"/>
        </table:table-row>
        <table:table-row table:style-name="ro1" table:number-rows-repeated="1048422">
          <table:table-cell table:number-columns-repeated="12"/>
        </table:table-row>
        <table:table-row table:style-name="ro2" table:number-rows-repeated="1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6T10:07:09.178303092</dc:date>
    <meta:editing-duration>PT1H34M4S</meta:editing-duration>
    <meta:editing-cycles>6</meta:editing-cycles>
    <meta:generator>LibreOffice/7.3.7.2$Linux_X86_64 LibreOffice_project/30$Build-2</meta:generator>
    <meta:document-statistic meta:table-count="1" meta:cell-count="145" meta:object-count="0"/>
  </office:meta>
</office:document-meta>
</file>